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ff66" draw:textarea-horizontal-align="justify" draw:textarea-vertical-align="middle" draw:auto-grow-height="false" fo:min-height="0.15cm" fo:min-width="1.6cm"/>
    </style:style>
    <style:style style:name="gr2" style:family="graphic" style:parent-style-name="standard">
      <style:graphic-properties draw:fill-color="#111111" draw:textarea-horizontal-align="justify" draw:textarea-vertical-align="middle" draw:auto-grow-height="false" fo:min-height="0.108cm" fo:min-width="0cm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 fo:min-height="0.15cm" fo:min-width="1.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05cm"/>
    </style:style>
    <style:style style:name="gr6" style:family="graphic" style:parent-style-name="standard">
      <style:graphic-properties draw:stroke="none" svg:stroke-color="#000000" draw:fill="none" draw:fill-color="#ffffff" fo:min-height="0.239cm"/>
    </style:style>
    <style:style style:name="gr7" style:family="graphic" style:parent-style-name="standard">
      <style:graphic-properties draw:stroke="dash" draw:stroke-dash="Ultrafine_20_2_20_Dots_20_3_20_Dashes" draw:fill-color="#ffffff" draw:textarea-horizontal-align="justify" draw:textarea-vertical-align="middle" draw:auto-grow-height="false" fo:min-height="2.05cm" fo:min-width="4cm"/>
    </style:style>
    <style:style style:name="gr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9" style:family="graphic" style:parent-style-name="standard">
      <style:graphic-properties draw:stroke="none"/>
    </style:style>
    <style:style style:name="gr10" style:family="graphic" style:parent-style-name="standard">
      <style:graphic-properties draw:stroke="dash" draw:stroke-dash="Ultrafine_20_2_20_Dots_20_3_20_Dashes" draw:fill-color="#ffffff" draw:textarea-horizontal-align="justify" draw:textarea-vertical-align="middle" draw:auto-grow-height="false" fo:min-height="2.15cm" fo:min-width="4cm"/>
    </style:style>
    <style:style style:name="gr1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25cm" fo:min-width="1.6cm"/>
    </style:style>
    <style:style style:name="gr1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25cm" fo:min-width="1.7cm"/>
    </style:style>
    <style:style style:name="gr13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25cm" fo:min-width="1.993cm"/>
    </style:style>
    <style:style style:name="gr1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25cm" fo:min-width="1.907cm"/>
    </style:style>
    <style:style style:name="gr15" style:family="graphic" style:parent-style-name="objectwithoutfill">
      <style:graphic-properties svg:stroke-color="#ff3300" draw:fill="none" draw:textarea-vertical-align="middle"/>
    </style:style>
    <style:style style:name="gr16" style:family="graphic" style:parent-style-name="standard">
      <style:graphic-properties draw:stroke="dash" draw:stroke-dash="Fine_20_Dotted" svg:stroke-color="#000000" draw:fill-color="#ffffff" draw:textarea-horizontal-align="justify" draw:textarea-vertical-align="middle" draw:auto-grow-height="false" fo:min-height="0.15cm" fo:min-width="2.6cm"/>
    </style:style>
    <style:style style:name="gr17" style:family="graphic" style:parent-style-name="standard">
      <style:graphic-properties draw:stroke="dash" draw:stroke-dash="Fine_20_Dotted" svg:stroke-color="#000000" draw:fill-color="#ffffff" draw:textarea-horizontal-align="justify" draw:textarea-vertical-align="middle" draw:auto-grow-height="false" fo:min-height="0.15cm" fo:min-width="5.2cm"/>
    </style:style>
    <style:style style:name="P1" style:family="paragraph">
      <style:paragraph-properties fo:text-align="center"/>
    </style:style>
    <style:style style:name="P2" style:family="paragraph">
      <loext:graphic-properties draw:fill-color="#66ff66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111111"/>
      <style:paragraph-properties fo:text-align="center"/>
    </style:style>
    <style:style style:name="P4" style:family="paragraph">
      <loext:graphic-properties draw:fill-color="#cc9900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6pt" style:font-size-asian="6pt" style:font-size-complex="6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1cm" svg:height="0.4cm" svg:x="3.8cm" svg:y="11cm">
          <text:p text:style-name="P1"><text:span text:style-name="T1">OV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5cm" svg:height="0.5cm" svg:x="9cm" svg:y="9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4" xml:id="id3" draw:id="id3" draw:layer="layout" svg:width="2.1cm" svg:height="0.4cm" svg:x="12.6cm" svg:y="11cm">
          <text:p text:style-name="P1"><text:span text:style-name="T1">OV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9cm" svg:y1="9.75cm" svg:x2="5.9cm" svg:y2="11.2cm" draw:start-shape="id1" draw:start-glue-point="6" draw:end-shape="id2" draw:end-glue-point="1" svg:d="M9000 9750c-2325 0-775 1450-3100 1450" svg:viewBox="0 0 3101 1451">
          <text:p/>
        </draw:connector>
        <draw:connector draw:style-name="gr4" draw:text-style-name="P5" draw:layer="layout" draw:type="curve" svg:x1="9.5cm" svg:y1="9.75cm" svg:x2="12.6cm" svg:y2="11.2cm" draw:start-shape="id1" draw:start-glue-point="10" draw:end-shape="id3" draw:end-glue-point="3" svg:d="M9500 9750c2326 0 777 1450 3100 1450" svg:viewBox="0 0 3101 1451">
          <text:p/>
        </draw:connector>
        <draw:frame draw:style-name="gr5" draw:text-style-name="P7" draw:layer="layout" svg:width="1.3cm" svg:height="0.489cm" svg:x="8.1cm" svg:y="9.4cm">
          <draw:text-box>
            <text:p text:style-name="P6"><text:span text:style-name="T2">Fe 0/0</text:span></text:p>
          </draw:text-box>
        </draw:frame>
        <draw:frame draw:style-name="gr5" draw:text-style-name="P7" draw:layer="layout" svg:width="1.3cm" svg:height="0.489cm" svg:x="9.3cm" svg:y="9.401cm">
          <draw:text-box>
            <text:p text:style-name="P6"><text:span text:style-name="T2">Fe 0/1</text:span></text:p>
          </draw:text-box>
        </draw:frame>
        <draw:frame draw:style-name="gr6" draw:text-style-name="P7" draw:layer="layout" svg:width="1cm" svg:height="0.489cm" svg:x="5.7cm" svg:y="11.101cm">
          <draw:text-box>
            <text:p text:style-name="P6"><text:span text:style-name="T2">eth2</text:span></text:p>
          </draw:text-box>
        </draw:frame>
        <draw:frame draw:style-name="gr6" draw:text-style-name="P7" draw:layer="layout" svg:width="1cm" svg:height="0.489cm" svg:x="4.7cm" svg:y="11.302cm">
          <draw:text-box>
            <text:p text:style-name="P6"><text:span text:style-name="T2">eth1</text:span></text:p>
          </draw:text-box>
        </draw:frame>
        <draw:frame draw:style-name="gr6" draw:text-style-name="P7" draw:layer="layout" svg:width="1cm" svg:height="0.489cm" svg:x="11.9cm" svg:y="11.102cm">
          <draw:text-box>
            <text:p text:style-name="P6"><text:span text:style-name="T2">eth2</text:span></text:p>
          </draw:text-box>
        </draw:frame>
        <draw:frame draw:style-name="gr6" draw:text-style-name="P7" draw:layer="layout" svg:width="1cm" svg:height="0.489cm" svg:x="12.9cm" svg:y="11.303cm">
          <draw:text-box>
            <text:p text:style-name="P6"><text:span text:style-name="T2">eth1</text:span></text:p>
          </draw:text-box>
        </draw:frame>
        <draw:custom-shape draw:style-name="gr7" draw:text-style-name="P8" draw:layer="layout" svg:width="4.5cm" svg:height="2.3cm" svg:x="1.7cm" svg:y="12.7cm">
          <text:p/>
          <draw:enhanced-geometry svg:viewBox="0 0 21600 21600" draw:type="rectangle" draw:enhanced-path="M 0 0 L 21600 0 21600 21600 0 21600 0 0 Z N"/>
        </draw:custom-shape>
        <dr3d:scene draw:style-name="gr8" xml:id="id4" draw:id="id4" svg:width="0.7cm" svg:height="0.7cm" svg:x="2.5cm" svg:y="13.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connector draw:style-name="gr4" draw:text-style-name="P5" draw:layer="layout" draw:type="curve" svg:x1="4.85cm" svg:y1="11.4cm" svg:x2="2.85cm" svg:y2="13.4cm" draw:start-shape="id2" draw:end-shape="id4" svg:d="M4850 11400c0 1501-2000 502-2000 2000" svg:viewBox="0 0 2001 2001">
          <text:p/>
        </draw:connector>
        <draw:custom-shape draw:style-name="gr10" draw:text-style-name="P8" draw:layer="layout" svg:width="4.5cm" svg:height="2.4cm" svg:x="13cm" svg:y="12.7cm">
          <text:p/>
          <draw:enhanced-geometry svg:viewBox="0 0 21600 21600" draw:type="rectangle" draw:enhanced-path="M 0 0 L 21600 0 21600 21600 0 21600 0 0 Z N"/>
        </draw:custom-shape>
        <dr3d:scene draw:style-name="gr8" xml:id="id5" draw:id="id5" svg:width="0.7cm" svg:height="0.7cm" svg:x="14.1cm" svg:y="13.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connector draw:style-name="gr4" draw:text-style-name="P5" draw:layer="layout" draw:type="curve" svg:x1="13.65cm" svg:y1="11.4cm" svg:x2="14.45cm" svg:y2="13.5cm" draw:start-shape="id3" draw:end-shape="id5" svg:d="M13650 11400c0 1576 800 527 800 2100" svg:viewBox="0 0 801 2101">
          <text:p/>
        </draw:connector>
        <draw:custom-shape draw:style-name="gr11" draw:text-style-name="P9" draw:layer="layout" svg:width="2.1cm" svg:height="0.5cm" svg:x="2.6cm" svg:y="14.3cm">
          <text:p text:style-name="P1"><text:span text:style-name="T2">@IP: 192.168.1.2/24</text:span></text:p>
          <text:p text:style-name="P1"><text:span text:style-name="T2">@gw:192.168.1.254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2cm" svg:height="0.5cm" svg:x="14cm" svg:y="14.3cm">
          <text:p text:style-name="P1"><text:span text:style-name="T2">@IP: 192.168.10.2</text:span></text:p>
          <text:p text:style-name="P1"><text:span text:style-name="T2">@Gw :192.168.10.254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2cm" svg:height="0.5cm" svg:x="4cm" svg:y="12.7cm">
          <text:p text:style-name="P1"><text:span text:style-name="T2">Subnet: 192.168.1.1/24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.493cm" svg:height="0.5cm" svg:x="15cm" svg:y="12.7cm">
          <text:p text:style-name="P1"><text:span text:style-name="T2">Subnet: 192.168.10.1/24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407cm" svg:height="0.5cm" svg:x="6.493cm" svg:y="9cm">
          <text:p text:style-name="P1"><text:span text:style-name="T2">@gw: 192.168.20.1/24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407cm" svg:height="0.5cm" svg:x="9.493cm" svg:y="9cm">
          <text:p text:style-name="P1"><text:span text:style-name="T2">@gw: 192.168.30.1/24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6.5cm" svg:y1="7.9cm" svg:x2="6.5cm" svg:y2="17cm">
          <text:p/>
        </draw:line>
        <draw:line draw:style-name="gr15" draw:text-style-name="P5" draw:layer="layout" svg:x1="11.9cm" svg:y1="7.9cm" svg:x2="11.9cm" svg:y2="17cm">
          <text:p/>
        </draw:line>
        <draw:custom-shape draw:style-name="gr16" draw:text-style-name="P8" draw:layer="layout" svg:width="3.1cm" svg:height="0.4cm" svg:x="2.1cm" svg:y="8.8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5.7cm" svg:height="0.4cm" svg:x="12.1cm" svg:y="8.818cm"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10:15:06.685141312</meta:creation-date>
    <dc:date>2019-02-25T11:30:15.294919590</dc:date>
    <meta:editing-duration>PT1H14M59S</meta:editing-duration>
    <meta:editing-cycles>22</meta:editing-cycles>
    <meta:generator>LibreOffice/5.2.7.2$Linux_X86_64 LibreOffice_project/20m0$Build-2</meta:generator>
    <meta:document-statistic meta:object-count="29"/>
  </office:meta>
</office:document-meta>
</file>